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style:style style:name="P20" style:family="paragraph" style:parent-style-name="Text_20_body" style:list-style-name="L20"/>
    <style:style style:name="P21" style:family="paragraph" style:parent-style-name="Text_20_body" style:list-style-name="L21"/>
    <style:style style:name="P22" style:family="paragraph" style:parent-style-name="Text_20_body" style:list-style-name="L22"/>
    <style:style style:name="P23" style:family="paragraph" style:parent-style-name="Text_20_body" style:list-style-name="L23"/>
    <style:style style:name="P24" style:family="paragraph" style:parent-style-name="Text_20_body" style:list-style-name="L24"/>
    <style:style style:name="P25" style:family="paragraph" style:parent-style-name="Quotations" style:list-style-name="L24"/>
    <style:style style:name="P26" style:family="paragraph" style:parent-style-name="Text_20_body" style:list-style-name="L25"/>
    <style:style style:name="P27" style:family="paragraph" style:parent-style-name="Text_20_body" style:list-style-name="L26"/>
    <style:style style:name="P28" style:family="paragraph" style:parent-style-name="Text_20_body" style:list-style-name="L27"/>
    <style:style style:name="P29" style:family="paragraph" style:parent-style-name="Text_20_body" style:list-style-name="L28"/>
    <style:style style:name="P30" style:family="paragraph" style:parent-style-name="Text_20_body" style:list-style-name="L29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🎮 KANBAN RONY GAME — ROTEIRO OFICIAL DO TUTORIAL</text:h>
      <text:h text:style-name="Heading_20_2" text:outline-level="2">Visão Geral</text:h>
      <text:list text:style-name="L1">
        <text:list-item>
          <text:p text:style-name="P1">Página dedicada: <text:span text:style-name="Source_20_Text">tutorial.html</text:span></text:p>
        </text:list-item>
        <text:list-item>
          <text:p text:style-name="P1">Base visual e estrutural <text:span text:style-name="Strong_20_Emphasis">idêntica ao modo livre</text:span></text:p>
        </text:list-item>
        <text:list-item>
          <text:p text:style-name="P1">Regras do jogo <text:span text:style-name="Strong_20_Emphasis">não mudam</text:span></text:p>
        </text:list-item>
        <text:list-item>
          <text:p text:style-name="P1">O tutorial:</text:p>
          <text:list>
            <text:list-item>
              <text:p text:style-name="P1">Controla o fluxo</text:p>
            </text:list-item>
            <text:list-item>
              <text:p text:style-name="P1">Bloqueia ações</text:p>
            </text:list-item>
            <text:list-item>
              <text:p text:style-name="P1">Observa eventos reais do jogo</text:p>
            </text:list-item>
          </text:list>
        </text:list-item>
        <text:list-item>
          <text:p text:style-name="P1">Nenhuma lógica “fake”</text:p>
        </text:list-item>
        <text:list-item>
          <text:p text:style-name="P1">Nenhuma simulação fora do motor real</text:p>
        </text:list-item>
      </text:list>
      <text:p text:style-name="Horizontal_20_Line"/>
      <text:h text:style-name="Heading_20_1" text:outline-level="1">🧠 CONCEITO DO TUTORIAL</text:h>
      <text:h text:style-name="Heading_20_3" text:outline-level="3">O que o tutorial É</text:h>
      <text:list text:style-name="L2">
        <text:list-item>
          <text:p text:style-name="P2">Um <text:span text:style-name="Strong_20_Emphasis">orquestrador de estados</text:span></text:p>
        </text:list-item>
        <text:list-item>
          <text:p text:style-name="P2">Um <text:span text:style-name="Strong_20_Emphasis">guia reativo</text:span></text:p>
        </text:list-item>
        <text:list-item>
          <text:p text:style-name="P2">Um <text:span text:style-name="Strong_20_Emphasis">filtro de ações do jogador</text:span></text:p>
        </text:list-item>
      </text:list>
      <text:h text:style-name="Heading_20_3" text:outline-level="3">O que o tutorial NÃO É</text:h>
      <text:list text:style-name="L3">
        <text:list-item>
          <text:p text:style-name="P3">Não é um slideshow</text:p>
        </text:list-item>
        <text:list-item>
          <text:p text:style-name="P3">Não é uma sequência de textos</text:p>
        </text:list-item>
        <text:list-item>
          <text:p text:style-name="P3">Não é um modo separado do jogo</text:p>
        </text:list-item>
      </text:list>
      <text:p text:style-name="Horizontal_20_Line"/>
      <text:h text:style-name="Heading_20_1" text:outline-level="1"><text:soft-page-break/>🧱 ESTRUTURA TÉCNICA BASE (ANTES DE QUALQUER CONTEÚDO)</text:h>
      <text:h text:style-name="Heading_20_2" text:outline-level="2">Bloco 0 — Reset da Página de Tutorial</text:h>
      <text:h text:style-name="Heading_20_3" text:outline-level="3">Tarefas</text:h>
      <text:list text:style-name="L4">
        <text:list-item>
          <text:p text:style-name="P4">Apagar modais atuais do tutorial</text:p>
        </text:list-item>
        <text:list-item>
          <text:p text:style-name="P4">Manter HTML <text:span text:style-name="Strong_20_Emphasis">idêntico</text:span> ao <text:span text:style-name="Source_20_Text">index.html</text:span></text:p>
        </text:list-item>
        <text:list-item>
          <text:p text:style-name="P4">Criar arquivos específicos:</text:p>
          <text:list>
            <text:list-item>
              <text:p text:style-name="P4"><text:span text:style-name="Source_20_Text">tutorial.controller.js</text:span></text:p>
            </text:list-item>
            <text:list-item>
              <text:p text:style-name="P4"><text:span text:style-name="Source_20_Text">tutorial.steps.js</text:span></text:p>
            </text:list-item>
            <text:list-item>
              <text:p text:style-name="P4"><text:span text:style-name="Source_20_Text">tutorial.ui.js</text:span></text:p>
            </text:list-item>
            <text:list-item>
              <text:p text:style-name="P4"><text:span text:style-name="Source_20_Text">tutorial.state.js</text:span></text:p>
            </text:list-item>
          </text:list>
        </text:list-item>
        <text:list-item>
          <text:p text:style-name="P4">Criar flag:</text:p>
          <text:list>
            <text:list-item>
              <text:p text:style-name="P4"><text:span text:style-name="Source_20_Text">tutorialActive = true</text:span></text:p>
            </text:list-item>
          </text:list>
        </text:list-item>
        <text:list-item>
          <text:p text:style-name="P4">Garantir que:</text:p>
          <text:list>
            <text:list-item>
              <text:p text:style-name="P4">Toda ação do jogo possa ser <text:span text:style-name="Strong_20_Emphasis">bloqueada ou permitida</text:span></text:p>
            </text:list-item>
          </text:list>
        </text:list-item>
      </text:list>
      <text:p text:style-name="Horizontal_20_Line"/>
      <text:h text:style-name="Heading_20_2" text:outline-level="2">Bloco 0.1 — Infraestrutura do Tutorial</text:h>
      <text:h text:style-name="Heading_20_3" text:outline-level="3">Componentes obrigatórios</text:h>
      <text:list text:style-name="L5">
        <text:list-item>
          <text:p text:style-name="P5">Overlay global (full screen)</text:p>
        </text:list-item>
        <text:list-item>
          <text:p text:style-name="P5">Message Box flutuante</text:p>
        </text:list-item>
        <text:list-item>
          <text:p text:style-name="P5">Highlight dinâmico (por seletor CSS)</text:p>
        </text:list-item>
        <text:list-item>
          <text:p text:style-name="P5">Botões:</text:p>
          <text:list>
            <text:list-item>
              <text:p text:style-name="P5">Próximo</text:p>
            </text:list-item>
            <text:list-item>
              <text:p text:style-name="P5">Anterior (opcional)</text:p>
            </text:list-item>
            <text:list-item>
              <text:p text:style-name="P5">Pular Tutorial</text:p>
            </text:list-item>
          </text:list>
        </text:list-item>
      </text:list>
      <text:h text:style-name="Heading_20_3" text:outline-level="3">Regras</text:h>
      <text:list text:style-name="L6">
        <text:list-item>
          <text:p text:style-name="P6">Tutorial <text:span text:style-name="Strong_20_Emphasis">não altera estado do jogo</text:span></text:p>
        </text:list-item>
        <text:list-item>
          <text:p text:style-name="P6">Apenas permite ou bloqueia ações</text:p>
        </text:list-item>
      </text:list>
      <text:p text:style-name="Horizontal_20_Line"/>
      <text:h text:style-name="Heading_20_1" text:outline-level="1"><text:soft-page-break/>🟣 BLOCO 1 — BOAS-VINDAS E CONTEXTO</text:h>
      <text:h text:style-name="Heading_20_2" text:outline-level="2">Objetivo</text:h>
      <text:p text:style-name="Text_20_body">Ambientar o jogador <text:span text:style-name="Strong_20_Emphasis">sem ensinar regra nenhuma ainda</text:span></text:p>
      <text:h text:style-name="Heading_20_3" text:outline-level="3">Passos</text:h>
      <text:h text:style-name="Heading_20_3" text:outline-level="3">1.1 — Tela de Boas-Vindas</text:h>
      <text:list text:style-name="L7">
        <text:list-item>
          <text:p text:style-name="P7">Overlay ativo</text:p>
        </text:list-item>
        <text:list-item>
          <text:p text:style-name="P7">Nada clicável</text:p>
        </text:list-item>
      </text:list>
      <text:p text:style-name="Text_20_body">Mensagem:</text:p>
      <text:p text:style-name="Quotations">Bem-vindo ao Kanban Rony Game.<text:line-break/>Aqui decisões têm consequência.</text:p>
      <text:p text:style-name="Horizontal_20_Line"/>
      <text:h text:style-name="Heading_20_3" text:outline-level="3">1.2 — Visão Geral do Board</text:h>
      <text:list text:style-name="L8">
        <text:list-item>
          <text:p text:style-name="P8">Highlight geral no board</text:p>
        </text:list-item>
      </text:list>
      <text:p text:style-name="Text_20_body">Mensagem:</text:p>
      <text:p text:style-name="Quotations">Esse é seu fluxo de trabalho.<text:line-break/>Nada aqui acontece por acaso.</text:p>
      <text:p text:style-name="Horizontal_20_Line"/>
      <text:h text:style-name="Heading_20_3" text:outline-level="3">1.3 — Componentes Principais</text:h>
      <text:p text:style-name="Text_20_body">Destaques sequenciais:</text:p>
      <text:list text:style-name="L9">
        <text:list-item>
          <text:p text:style-name="P9">Backlog</text:p>
        </text:list-item>
        <text:list-item>
          <text:p text:style-name="P9">Colunas</text:p>
        </text:list-item>
        <text:list-item>
          <text:p text:style-name="P9">Papéis</text:p>
        </text:list-item>
        <text:list-item>
          <text:p text:style-name="P9">Botão Iniciar</text:p>
        </text:list-item>
      </text:list>
      <text:p text:style-name="Text_20_body">Mensagem:</text:p>
      <text:p text:style-name="Quotations">Você controla pessoas.<text:line-break/>O trabalho reage.</text:p>
      <text:p text:style-name="Horizontal_20_Line"/>
      <text:h text:style-name="Heading_20_3" text:outline-level="3">Critério de saída do Bloco 1</text:h>
      <text:list text:style-name="L10">
        <text:list-item>
          <text:p text:style-name="P10">Jogador clicou em <text:span text:style-name="Strong_20_Emphasis">Próximo</text:span> no último passo</text:p>
        </text:list-item>
      </text:list>
      <text:p text:style-name="Horizontal_20_Line"><text:soft-page-break/></text:p>
      <text:h text:style-name="Heading_20_1" text:outline-level="1">🟣 BLOCO 2 — BACKLOG E LIMITE DE WIP</text:h>
      <text:h text:style-name="Heading_20_2" text:outline-level="2">Objetivo</text:h>
      <text:p text:style-name="Text_20_body">Ensinar <text:span text:style-name="Strong_20_Emphasis">limite antes de velocidade</text:span></text:p>
      <text:p text:style-name="Horizontal_20_Line"/>
      <text:h text:style-name="Heading_20_3" text:outline-level="3">2.1 — O Backlog</text:h>
      <text:p text:style-name="Text_20_body">Highlight: coluna Backlog</text:p>
      <text:p text:style-name="Text_20_body">Mensagem:</text:p>
      <text:p text:style-name="Quotations">O Backlog aceita no máximo 5 cards.<text:line-break/>Mais que isso, vira bagunça.</text:p>
      <text:p text:style-name="Horizontal_20_Line"/>
      <text:h text:style-name="Heading_20_3" text:outline-level="3">2.2 — Gerar Cards</text:h>
      <text:list text:style-name="L11">
        <text:list-item>
          <text:p text:style-name="P11">Liberar botão <text:span text:style-name="Strong_20_Emphasis">Iniciar</text:span></text:p>
        </text:list-item>
        <text:list-item>
          <text:p text:style-name="P11">Forçar geração de cards do banco do tutorial</text:p>
        </text:list-item>
      </text:list>
      <text:p text:style-name="Text_20_body">Mensagem:</text:p>
      <text:p text:style-name="Quotations">Clique em Iniciar para preencher o Backlog.</text:p>
      <text:p text:style-name="Horizontal_20_Line"/>
      <text:h text:style-name="Heading_20_3" text:outline-level="3">2.3 — Limite Atingido</text:h>
      <text:list text:style-name="L12">
        <text:list-item>
          <text:p text:style-name="P12">Backlog cheio (5 cards)</text:p>
        </text:list-item>
      </text:list>
      <text:p text:style-name="Text_20_body">Mensagem:</text:p>
      <text:p text:style-name="Quotations">Viu?<text:line-break/>Sem espaço, sem card novo.</text:p>
      <text:p text:style-name="Horizontal_20_Line"/>
      <text:h text:style-name="Heading_20_3" text:outline-level="3">Critério de saída do Bloco 2</text:h>
      <text:list text:style-name="L13">
        <text:list-item>
          <text:p text:style-name="P13">Backlog contém exatamente 5 cards</text:p>
        </text:list-item>
      </text:list>
      <text:p text:style-name="Horizontal_20_Line"/>
      <text:h text:style-name="Heading_20_1" text:outline-level="1"><text:soft-page-break/>🟣 BLOCO 3 — PAPÉIS E ALOCAÇÃO</text:h>
      <text:h text:style-name="Heading_20_2" text:outline-level="2">Objetivo</text:h>
      <text:p text:style-name="Text_20_body">Ensinar regras de associação e foco</text:p>
      <text:p text:style-name="Horizontal_20_Line"/>
      <text:h text:style-name="Heading_20_3" text:outline-level="3">3.1 — Conhecendo o Time</text:h>
      <text:p text:style-name="Text_20_body">Highlight: <text:span text:style-name="Source_20_Text">.roles-area</text:span></text:p>
      <text:p text:style-name="Text_20_body">Mensagem:</text:p>
      <text:p text:style-name="Quotations">Cada pessoa nasce com um talento.<text:line-break/>Você não escolhe isso.</text:p>
      <text:p text:style-name="Horizontal_20_Line"/>
      <text:h text:style-name="Heading_20_3" text:outline-level="3">3.2 — Atributos dos Papéis</text:h>
      <text:p text:style-name="Text_20_body">Destaque nos elementos:</text:p>
      <text:list text:style-name="L14">
        <text:list-item>
          <text:p text:style-name="P14">🎯 Talento Natural</text:p>
        </text:list-item>
        <text:list-item>
          <text:p text:style-name="P14">⚡ Eficiência</text:p>
        </text:list-item>
        <text:list-item>
          <text:p text:style-name="P14">😊 Felicidade</text:p>
        </text:list-item>
      </text:list>
      <text:p text:style-name="Text_20_body">Mensagem:</text:p>
      <text:p text:style-name="Quotations">Eficiência é limite.<text:line-break/>Talento é base.</text:p>
      <text:p text:style-name="Horizontal_20_Line"/>
      <text:h text:style-name="Heading_20_3" text:outline-level="3">3.3 — Regra do Backlog</text:h>
      <text:p text:style-name="Text_20_body">Highlight: card no Backlog</text:p>
      <text:p text:style-name="Text_20_body">Mensagem:</text:p>
      <text:p text:style-name="Quotations">Papéis não trabalham no Backlog.<text:line-break/>Primeiro mova o trabalho.</text:p>
      <text:list text:style-name="L15">
        <text:list-item>
          <text:p text:style-name="P15">Bloquear drag de papel para cards no Backlog</text:p>
        </text:list-item>
      </text:list>
      <text:p text:style-name="Horizontal_20_Line"/>
      <text:h text:style-name="Heading_20_3" text:outline-level="3">3.4 — Associar Papel</text:h>
      <text:p text:style-name="Text_20_body">Highlight: card em Refinamento</text:p>
      <text:p text:style-name="Text_20_body">Mensagem:</text:p>
      <text:p text:style-name="Quotations">Arraste um papel para começar o trabalho.</text:p>
      <text:p text:style-name="Text_20_body"><text:soft-page-break/>Validação:</text:p>
      <text:list text:style-name="L16">
        <text:list-item>
          <text:p text:style-name="P16">Papel associado com sucesso</text:p>
        </text:list-item>
      </text:list>
      <text:p text:style-name="Horizontal_20_Line"/>
      <text:h text:style-name="Heading_20_3" text:outline-level="3">Critério de saída do Bloco 3</text:h>
      <text:list text:style-name="L17">
        <text:list-item>
          <text:p text:style-name="P17">Pelo menos 1 card com papel associado</text:p>
        </text:list-item>
      </text:list>
      <text:p text:style-name="Horizontal_20_Line"/>
      <text:h text:style-name="Heading_20_1" text:outline-level="1">🟣 BLOCO 4 — TURNOS E INDICADORES</text:h>
      <text:h text:style-name="Heading_20_2" text:outline-level="2">Objetivo</text:h>
      <text:p text:style-name="Text_20_body">Ensinar progresso, não milagre</text:p>
      <text:p text:style-name="Horizontal_20_Line"/>
      <text:h text:style-name="Heading_20_3" text:outline-level="3">4.1 — Indicador Ativo</text:h>
      <text:p text:style-name="Text_20_body">Highlight: indicador da coluna atual</text:p>
      <text:p text:style-name="Text_20_body">Mensagem:</text:p>
      <text:p text:style-name="Quotations">Só esse indicador muda por turno.</text:p>
      <text:p text:style-name="Horizontal_20_Line"/>
      <text:h text:style-name="Heading_20_3" text:outline-level="3">4.2 — Iniciar Turno</text:h>
      <text:p text:style-name="Text_20_body">Highlight: botão Iniciar</text:p>
      <text:p text:style-name="Text_20_body">Mensagem:</text:p>
      <text:p text:style-name="Quotations">Um clique aqui é um dia de trabalho.</text:p>
      <text:list text:style-name="L18">
        <text:list-item>
          <text:p text:style-name="P18">Liberar botão</text:p>
        </text:list-item>
      </text:list>
      <text:p text:style-name="Horizontal_20_Line"/>
      <text:h text:style-name="Heading_20_3" text:outline-level="3">4.3 — Trabalho em Andamento</text:h>
      <text:list text:style-name="L19">
        <text:list-item>
          <text:p text:style-name="P19">Executar 1 turno real</text:p>
        </text:list-item>
      </text:list>
      <text:p text:style-name="Text_20_body">Mensagem:</text:p>
      <text:p text:style-name="Quotations">Trabalho consome esforço.<text:line-break/>Nem sempre acaba de primeira.</text:p>
      <text:p text:style-name="Horizontal_20_Line"/>
      <text:h text:style-name="Heading_20_3" text:outline-level="3">4.4 — Conclusão do Trabalho</text:h>
      <text:p text:style-name="Text_20_body">Quando indicador = 0:</text:p>
      <text:p text:style-name="Text_20_body"><text:soft-page-break/>Mensagem:</text:p>
      <text:p text:style-name="Quotations">Trabalho concluído.<text:line-break/>Pessoa liberada.</text:p>
      <text:p text:style-name="Text_20_body">Efeitos esperados:</text:p>
      <text:list text:style-name="L20">
        <text:list-item>
          <text:p text:style-name="P20">Papel retorna para <text:span text:style-name="Source_20_Text">.roles-area</text:span></text:p>
        </text:list-item>
        <text:list-item>
          <text:p text:style-name="P20">Card sobe na coluna</text:p>
        </text:list-item>
      </text:list>
      <text:p text:style-name="Horizontal_20_Line"/>
      <text:h text:style-name="Heading_20_3" text:outline-level="3">Critério de saída do Bloco 4</text:h>
      <text:list text:style-name="L21">
        <text:list-item>
          <text:p text:style-name="P21">Um indicador chegou a zero via turno</text:p>
        </text:list-item>
      </text:list>
      <text:p text:style-name="Horizontal_20_Line"/>
      <text:h text:style-name="Heading_20_1" text:outline-level="1">🟣 BLOCO 5 — FLUXO ENTRE COLUNAS</text:h>
      <text:h text:style-name="Heading_20_2" text:outline-level="2">Objetivo</text:h>
      <text:p text:style-name="Text_20_body">Ensinar que <text:span text:style-name="Strong_20_Emphasis">fluxo é regra, não opinião</text:span></text:p>
      <text:p text:style-name="Horizontal_20_Line"/>
      <text:h text:style-name="Heading_20_3" text:outline-level="3">5.1 — Avançar Coluna</text:h>
      <text:p text:style-name="Text_20_body">Highlight: botão Próxima Coluna</text:p>
      <text:p text:style-name="Text_20_body">Mensagem:</text:p>
      <text:p text:style-name="Quotations">Só avança quem terminou o que começou.</text:p>
      <text:p text:style-name="Horizontal_20_Line"/>
      <text:h text:style-name="Heading_20_3" text:outline-level="3">5.2 — Bloqueio de Movimento</text:h>
      <text:p text:style-name="Text_20_body">Tentar mover card inválido</text:p>
      <text:p text:style-name="Text_20_body">Mensagem:</text:p>
      <text:p text:style-name="Quotations">Regra quebrada.<text:line-break/>Nada acontece.</text:p>
      <text:p text:style-name="Horizontal_20_Line"/>
      <text:h text:style-name="Heading_20_3" text:outline-level="3">Critério de saída do Bloco 5</text:h>
      <text:list text:style-name="L22">
        <text:list-item>
          <text:p text:style-name="P22">Card movido corretamente para próxima coluna</text:p>
        </text:list-item>
      </text:list>
      <text:p text:style-name="Horizontal_20_Line"/>
      <text:h text:style-name="Heading_20_1" text:outline-level="1"><text:soft-page-break/>🟣 BLOCO 6 — HOMOLOGAÇÃO E AJUSTES</text:h>
      <text:h text:style-name="Heading_20_2" text:outline-level="2">Objetivo</text:h>
      <text:p text:style-name="Text_20_body">Ensinar qualidade e risco</text:p>
      <text:p text:style-name="Horizontal_20_Line"/>
      <text:h text:style-name="Heading_20_3" text:outline-level="3">6.1 — Coluna Homologando</text:h>
      <text:p text:style-name="Text_20_body">Highlight: Homologando</text:p>
      <text:p text:style-name="Text_20_body">Mensagem:</text:p>
      <text:p text:style-name="Quotations">Aqui o trabalho é testado.</text:p>
      <text:p text:style-name="Horizontal_20_Line"/>
      <text:h text:style-name="Heading_20_3" text:outline-level="3">6.2 — Possibilidade de Ajustes</text:h>
      <text:p text:style-name="Text_20_body">Mensagem antes do turno:</text:p>
      <text:p text:style-name="Quotations">Nem tudo passa de primeira.</text:p>
      <text:p text:style-name="Horizontal_20_Line"/>
      <text:h text:style-name="Heading_20_3" text:outline-level="3">6.3 — Rodar Turno</text:h>
      <text:p text:style-name="Text_20_body">Executar turno real</text:p>
      <text:p text:style-name="Text_20_body">Resultados possíveis:</text:p>
      <text:list text:style-name="L23">
        <text:list-item>
          <text:p text:style-name="P23">Gera Ajustes</text:p>
        </text:list-item>
        <text:list-item>
          <text:p text:style-name="P23">Pula direto para Publicado</text:p>
        </text:list-item>
      </text:list>
      <text:p text:style-name="Text_20_body">Mensagens condicionais:</text:p>
      <text:list text:style-name="L24">
        <text:list-item>
          <text:p text:style-name="P24">Com ajuste:</text:p>
          <text:p text:style-name="P25">Achamos problemas.</text:p>
        </text:list-item>
        <text:list-item>
          <text:p text:style-name="P24">Sem ajuste:</text:p>
          <text:p text:style-name="P25">Raro, mas acontece.</text:p>
        </text:list-item>
      </text:list>
      <text:p text:style-name="Horizontal_20_Line"/>
      <text:h text:style-name="Heading_20_3" text:outline-level="3">Critério de saída do Bloco 6</text:h>
      <text:list text:style-name="L25">
        <text:list-item>
          <text:p text:style-name="P26">Card saiu de Homologando</text:p>
        </text:list-item>
      </text:list>
      <text:p text:style-name="Horizontal_20_Line"/>
      <text:h text:style-name="Heading_20_1" text:outline-level="1"><text:soft-page-break/>🟣 BLOCO 7 — PUBLICAÇÃO, ARQUIVO E DINHEIRO</text:h>
      <text:h text:style-name="Heading_20_2" text:outline-level="2">Objetivo</text:h>
      <text:p text:style-name="Text_20_body">Fechar o loop de valor</text:p>
      <text:p text:style-name="Horizontal_20_Line"/>
      <text:h text:style-name="Heading_20_3" text:outline-level="3">7.1 — Publicado</text:h>
      <text:p text:style-name="Text_20_body">Highlight: Publicado</text:p>
      <text:p text:style-name="Text_20_body">Mensagem:</text:p>
      <text:p text:style-name="Quotations">Publicado não paga.</text:p>
      <text:p text:style-name="Horizontal_20_Line"/>
      <text:h text:style-name="Heading_20_3" text:outline-level="3">7.2 — Arquivamento Automático</text:h>
      <text:p text:style-name="Text_20_body">Rodar turno</text:p>
      <text:p text:style-name="Text_20_body">Mensagem:</text:p>
      <text:p text:style-name="Quotations">Só arquivado gera dinheiro.</text:p>
      <text:p text:style-name="Horizontal_20_Line"/>
      <text:h text:style-name="Heading_20_3" text:outline-level="3">7.3 — Dinheiro</text:h>
      <text:p text:style-name="Text_20_body">Highlight: contador</text:p>
      <text:p text:style-name="Text_20_body">Mensagem:</text:p>
      <text:p text:style-name="Quotations">Valor entra uma vez.<text:line-break/>Sem bug, sem milagre.</text:p>
      <text:p text:style-name="Horizontal_20_Line"/>
      <text:h text:style-name="Heading_20_3" text:outline-level="3">Critério de saída do Bloco 7</text:h>
      <text:list text:style-name="L26">
        <text:list-item>
          <text:p text:style-name="P27">Dinheiro incrementado por arquivamento</text:p>
        </text:list-item>
      </text:list>
      <text:p text:style-name="Horizontal_20_Line"/>
      <text:h text:style-name="Heading_20_1" text:outline-level="1">🟣 BLOCO 8 — ENCERRAMENTO</text:h>
      <text:h text:style-name="Heading_20_2" text:outline-level="2">Objetivo</text:h>
      <text:p text:style-name="Text_20_body">Devolver o controle ao jogador</text:p>
      <text:p text:style-name="Horizontal_20_Line"/>
      <text:h text:style-name="Heading_20_3" text:outline-level="3"><text:soft-page-break/>8.1 — Resumo</text:h>
      <text:p text:style-name="Text_20_body">Overlay geral</text:p>
      <text:p text:style-name="Text_20_body">Mensagem:</text:p>
      <text:p text:style-name="Quotations">Você já sabe o suficiente<text:line-break/>para errar sozinho.</text:p>
      <text:p text:style-name="Horizontal_20_Line"/>
      <text:h text:style-name="Heading_20_3" text:outline-level="3">8.2 — Encerramento</text:h>
      <text:p text:style-name="Text_20_body">Botões:</text:p>
      <text:list text:style-name="L27">
        <text:list-item>
          <text:p text:style-name="P28">Ir para o jogo</text:p>
        </text:list-item>
        <text:list-item>
          <text:p text:style-name="P28">Repetir tutorial depois</text:p>
        </text:list-item>
      </text:list>
      <text:p text:style-name="Text_20_body">Ações:</text:p>
      <text:list text:style-name="L28">
        <text:list-item>
          <text:p text:style-name="P29"><text:span text:style-name="Source_20_Text">tutorialCompleted = true</text:span></text:p>
        </text:list-item>
        <text:list-item>
          <text:p text:style-name="P29">Redirecionar para <text:span text:style-name="Source_20_Text">index.html</text:span></text:p>
        </text:list-item>
      </text:list>
      <text:p text:style-name="Horizontal_20_Line"/>
      <text:h text:style-name="Heading_20_1" text:outline-level="1">🧩 BLOCO FINAL — CHECKLIST DE IMPLEMENTAÇÃO</text:h>
      <text:list text:style-name="L29">
        <text:list-item>
          <text:p text:style-name="P30">Tutorial reage a eventos reais</text:p>
        </text:list-item>
        <text:list-item>
          <text:p text:style-name="P30">Nenhuma regra duplicada</text:p>
        </text:list-item>
        <text:list-item>
          <text:p text:style-name="P30">Nenhum estado fake</text:p>
        </text:list-item>
        <text:list-item>
          <text:p text:style-name="P30">Overlay nunca quebra o layout</text:p>
        </text:list-item>
        <text:list-item>
          <text:p text:style-name="P30">Tutorial pode ser refeito a qualquer momento</text:p>
        </text:list-item>
        <text:list-item>
          <text:p text:style-name="P30">Código do tutorial <text:span text:style-name="Strong_20_Emphasis">não polui</text:span> o core do jogo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2T09:14:28.045096100</meta:creation-date>
    <dc:date>2026-01-05T16:19:28.001798600</dc:date>
    <meta:editing-duration>PT2H30M2S</meta:editing-duration>
    <meta:editing-cycles>2</meta:editing-cycles>
    <meta:generator>LibreOffice/25.2.5.2$Windows_X86_64 LibreOffice_project/03d19516eb2e1dd5d4ccd751a0d6f35f35e08022</meta:generator>
    <meta:document-statistic meta:table-count="0" meta:image-count="0" meta:object-count="0" meta:page-count="10" meta:paragraph-count="212" meta:word-count="882" meta:character-count="5134" meta:non-whitespace-character-count="4505"/>
  </office:meta>
</office:document-meta>
</file>